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yl1">
      <style:paragraph-properties fo:line-height="100%"/>
      <style:text-properties fo:color="#000000" loext:opacity="100%"/>
    </style:style>
    <style:style style:name="P2" style:family="paragraph" style:parent-style-name="Heading_20_2">
      <style:paragraph-properties fo:margin-top="0in" fo:margin-bottom="0.0555in" style:contextual-spacing="false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text-align="center" style:justify-single-word="false"/>
      <style:text-properties fo:color="#000000" loext:opacity="100%"/>
    </style:style>
    <style:style style:name="P4" style:family="paragraph" style:parent-style-name="Standard">
      <style:text-properties fo:color="#000000" loext:opacity="100%" fo:font-size="16pt" fo:font-weight="bold" style:font-size-asian="16pt" style:font-weight-asian="bold" style:font-name-complex="Aptos1" style:font-size-complex="16pt"/>
    </style:style>
    <style:style style:name="P5" style:family="paragraph" style:parent-style-name="Heading_20_2" style:list-style-name="WWNum10">
      <style:text-properties fo:color="#000000" loext:opacity="100%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 style:list-style-name="WWNum1">
      <style:text-properties fo:color="#000000" loext:opacity="100%"/>
    </style:style>
    <style:style style:name="P8" style:family="paragraph" style:parent-style-name="Heading_20_2">
      <style:text-properties fo:color="#000000" loext:opacity="100%"/>
    </style:style>
    <style:style style:name="P9" style:family="paragraph" style:parent-style-name="List_20_Paragraph" style:list-style-name="WWNum11">
      <style:text-properties fo:color="#000000" loext:opacity="100%"/>
    </style:style>
    <style:style style:name="P10" style:family="paragraph" style:parent-style-name="Standard" style:list-style-name="WWNum11">
      <style:text-properties fo:color="#000000" loext:opacity="100%"/>
    </style:style>
    <style:style style:name="P11" style:family="paragraph" style:parent-style-name="Standard" style:list-style-name="WWNum2">
      <style:text-properties fo:color="#000000" loext:opacity="100%"/>
    </style:style>
    <style:style style:name="P12" style:family="paragraph" style:parent-style-name="Standard" style:list-style-name="WWNum2"/>
    <style:style style:name="P13" style:family="paragraph" style:parent-style-name="Standard">
      <style:paragraph-properties fo:margin-left="0.4917in" fo:text-indent="-0.4917in" style:auto-text-indent="false"/>
      <style:text-properties fo:color="#000000" loext:opacity="100%"/>
    </style:style>
    <style:style style:name="P14" style:family="paragraph" style:parent-style-name="Standard" style:list-style-name="WWNum3">
      <style:text-properties fo:color="#000000" loext:opacity="100%"/>
    </style:style>
    <style:style style:name="P15" style:family="paragraph" style:parent-style-name="Standard">
      <style:paragraph-properties fo:margin-left="0.4917in" fo:text-indent="-0.4917in" style:auto-text-indent="false"/>
    </style:style>
    <style:style style:name="P16" style:family="paragraph" style:parent-style-name="Standard" style:list-style-name="WWNum4">
      <style:text-properties fo:color="#000000" loext:opacity="100%"/>
    </style:style>
    <style:style style:name="P17" style:family="paragraph" style:parent-style-name="Standard" style:list-style-name="WWNum5">
      <style:text-properties fo:color="#000000" loext:opacity="100%"/>
    </style:style>
    <style:style style:name="P18" style:family="paragraph" style:parent-style-name="Standard" style:list-style-name="WWNum6">
      <style:text-properties fo:color="#000000" loext:opacity="100%"/>
    </style:style>
    <style:style style:name="P19" style:family="paragraph" style:parent-style-name="Standard" style:list-style-name="WWNum7">
      <style:text-properties fo:color="#000000" loext:opacity="100%"/>
    </style:style>
    <style:style style:name="P20" style:family="paragraph" style:parent-style-name="Standard">
      <style:text-properties fo:color="#000000" loext:opacity="100%" style:font-name="Calibri" fo:font-size="16pt" fo:font-weight="bold" style:font-size-asian="16pt" style:font-weight-asian="bold" style:font-name-complex="Calibri1" style:font-size-complex="16pt"/>
    </style:style>
    <style:style style:name="T1" style:family="text">
      <style:text-properties officeooo:rsid="000498b3"/>
    </style:style>
    <style:style style:name="T2" style:family="text">
      <style:text-properties style:font-family-complex="'Aptos Display'" style:font-family-generic-complex="system" style:font-pitch-complex="variable"/>
    </style:style>
    <style:style style:name="T3" style:family="text">
      <style:text-properties style:font-name="Aptos" fo:background-color="#ffff00" loext:char-shading-value="0" style:font-name-complex="Aptos1"/>
    </style:style>
    <style:style style:name="T4" style:family="text">
      <style:text-properties fo:font-size="16pt" style:font-size-asian="16pt" style:font-name-complex="Aptos1" style:font-size-complex="16pt"/>
    </style:style>
    <style:style style:name="T5" style:family="text">
      <style:text-properties fo:font-size="16pt" fo:font-weight="bold" style:font-size-asian="16pt" style:font-weight-asian="bold" style:font-name-complex="Aptos1" style:font-size-complex="16pt"/>
    </style:style>
    <style:style style:name="T6" style:family="text">
      <style:text-properties style:font-name="Calibri" fo:font-weight="bold" style:letter-kerning="false" style:font-name-asian="Calibri1" style:language-asian="cs" style:country-asian="CZ" style:font-weight-asian="bold" style:font-name-complex="Calibri1" style:font-weight-complex="bold"/>
    </style:style>
    <style:style style:name="T7" style:family="text">
      <style:text-properties style:font-name="Calibri" style:font-name-complex="Calibri1"/>
    </style:style>
    <style:style style:name="T8" style:family="text">
      <style:text-properties style:font-name="Calibri" fo:font-weight="bold" style:font-weight-asian="bold" style:font-name-complex="Calibri1" style:font-weight-complex="bold"/>
    </style:style>
    <style:style style:name="T9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10" style:family="text">
      <style:text-properties fo:color="#000000" loext:opacity="100%" style:font-name="Calibri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1</text:span>. Popis zakladních tcp/ip PROTOKOLŮ</text:h>
      <text:h text:style-name="P2" text:outline-level="2"><text:span text:style-name="T2">* nepovinné informace</text:span></text:h>
      <text:h text:style-name="P2" text:outline-level="2"><text:span text:style-name="T3">důležité informace</text:span></text:h>
      <text:p text:style-name="P3"><text:span text:style-name="T4">*</text:span><text:span text:style-name="T5"> důležité informace v nepovinné sekci dokumentu</text:span></text:p>
      <text:p text:style-name="P4"/>
      <text:list text:style-name="WWNum10">
        <text:list-item>
          <text:list>
            <text:list-item>
              <text:h text:style-name="P5" text:outline-level="2"><text:span text:style-name="T6">TCP/IP model</text:span></text:h>
            </text:list-item>
          </text:list>
        </text:list-item>
      </text:list>
      <text:p text:style-name="P6"><text:span text:style-name="T7">TCP/IP (Transmission Control Protocol / Internet Protocol) je základní síťový protokolový model používaný v internetu a počítačových sítích.</text:span></text:p>
      <text:list text:style-name="WWNum1">
        <text:list-item>
          <text:p text:style-name="P7"><text:span text:style-name="T8">TCP/IP je organizován do čtyř vrstev</text:span><text:span text:style-name="T7">, kde každá má specifickou funkci:</text:span></text:p>
          <text:list>
            <text:list-item>
              <text:p text:style-name="P7"><text:span text:style-name="T8">Aplikační vrstva</text:span><text:span text:style-name="T7"> – poskytuje síťové služby (HTTP, FTP, DNS, SMTP).</text:span></text:p>
            </text:list-item>
            <text:list-item>
              <text:p text:style-name="P7"><text:span text:style-name="T8">Transportní vrstva</text:span><text:span text:style-name="T7"> – zajišťuje spolehlivý (TCP) nebo nespolehlivý (UDP) přenos dat.</text:span></text:p>
            </text:list-item>
            <text:list-item>
              <text:p text:style-name="P7"><text:span text:style-name="T8">Síťová vrstva</text:span><text:span text:style-name="T7"> – směrování dat mezi sítěmi (IP, ICMP, ARP).</text:span></text:p>
            </text:list-item>
            <text:list-item>
              <text:p text:style-name="P7"><text:span text:style-name="T8">Vrstva síťového rozhraní</text:span><text:span text:style-name="T7"> – připojení k fyzickému médiu (Ethernet, Wi-Fi).</text:span></text:p>
            </text:list-item>
          </text:list>
        </text:list-item>
        <text:list-item>
          <text:p text:style-name="P7"><text:span text:style-name="T7">Model TCP/IP je jednodušší než OSI model (který má 7 vrstev), ale plní podobný účel.</text:span></text:p>
        </text:list-item>
      </text:list>
      <text:h text:style-name="P8" text:outline-level="2"><text:span text:style-name="T8">11.2 DHCP (Dynamic Host Configuration Protocol)</text:span></text:h>
      <text:list text:style-name="WWNum11">
        <text:list-item>
          <text:p text:style-name="P9"><text:span text:style-name="T8">Co DHCP poskytuje:</text:span></text:p>
          <text:list>
            <text:list-item>
              <text:p text:style-name="P10"><text:span text:style-name="T7">IP adresu – dynamicky přidělenou adresu pro komunikaci v síti.</text:span></text:p>
            </text:list-item>
            <text:list-item>
              <text:p text:style-name="P10"><text:span text:style-name="T7">Masku podsítě – definuje velikost a strukturu sítě.</text:span></text:p>
            </text:list-item>
            <text:list-item>
              <text:p text:style-name="P10"><text:span text:style-name="T7">Výchozí bránu (gateway) – směřuje síťový provoz mimo lokální síť.</text:span></text:p>
            </text:list-item>
            <text:list-item>
              <text:p text:style-name="P10"><text:span text:style-name="T7">DNS servery – zajišťují překlad doménových jmen na IP adresy.</text:span></text:p>
            </text:list-item>
            <text:list-item>
              <text:p text:style-name="P10"><text:span text:style-name="T7">Volitelné informace – např. NTP servery pro synchronizaci času.</text:span></text:p>
            </text:list-item>
          </text:list>
        </text:list-item>
      </text:list>
      <text:list text:style-name="WWNum2">
        <text:list-item>
          <text:p text:style-name="P11"><text:span text:style-name="T7">Hlavní fáze přidělení IP adresy pomocí DHCP:</text:span></text:p>
          <text:list>
            <text:list-item>
              <text:p text:style-name="P11"><text:span text:style-name="T8">DHCP DISCOVER</text:span><text:span text:style-name="T7"> – klient vyšle žádost o IP adresu.</text:span></text:p>
            </text:list-item>
            <text:list-item>
              <text:p text:style-name="P11"><text:span text:style-name="T8">DHCP OFFER</text:span><text:span text:style-name="T7"> – server nabídne dostupnou IP adresu.</text:span></text:p>
            </text:list-item>
            <text:list-item>
              <text:p text:style-name="P12"><text:span text:style-name="T9">DHCP REQUEST</text:span><text:span text:style-name="T10"> – klient potvrzuje nabídnutou IP adresu.</text:span></text:p>
            </text:list-item>
            <text:list-item>
              <text:p text:style-name="P11"><text:span text:style-name="T8">DHCP ACKNOWLEDGE</text:span><text:span text:style-name="T7"> – server potvrdí přidělení IP adresy.</text:span></text:p>
            </text:list-item>
          </text:list>
        </text:list-item>
        <text:list-item>
          <text:p text:style-name="P11"><text:span text:style-name="T8">Výhody DHCP:</text:span></text:p>
          <text:list>
            <text:list-item>
              <text:p text:style-name="P11"><text:span text:style-name="T7">Automatizace správy IP adres v síti.</text:span></text:p>
            </text:list-item>
            <text:list-item>
              <text:p text:style-name="P11"><text:span text:style-name="T7">Eliminace chyb způsobených ruční konfigurací.</text:span></text:p>
            </text:list-item>
            <text:list-item>
              <text:p text:style-name="P11"><text:span text:style-name="T7">Efektivní využití dostupných IP adres.</text:span></text:p>
            </text:list-item>
          </text:list>
        </text:list-item>
      </text:list>
      <text:h text:style-name="P8" text:outline-level="2"><text:soft-page-break/><text:span text:style-name="T8">11.3 ARP (Address Resolution Protocol)</text:span></text:h>
      <text:p text:style-name="P13"><text:span text:style-name="T8">Definice:</text:span><text:span text:style-name="T7"><text:line-break/></text:span><text:span text:style-name="T8">ARP</text:span><text:span text:style-name="T7"> slouží </text:span><text:span text:style-name="T8">k zjištění MAC adresy</text:span><text:span text:style-name="T7"> zařízení na základě jeho IP adresy.</text:span></text:p>
      <text:list text:style-name="WWNum3">
        <text:list-item>
          <text:p text:style-name="P14"><text:span text:style-name="T8">Proces ARP:</text:span></text:p>
          <text:list>
            <text:list-item>
              <text:p text:style-name="P14"><text:span text:style-name="T7">Zařízení A chce poslat data na zařízení B, ale nezná jeho MAC adresu.</text:span></text:p>
            </text:list-item>
            <text:list-item>
              <text:p text:style-name="P14"><text:span text:style-name="T7">Zařízení A vyšle ARP požadavek („Kdo má tuto IP adresu?“).</text:span></text:p>
            </text:list-item>
            <text:list-item>
              <text:p text:style-name="P14"><text:span text:style-name="T7">Zařízení B odpoví ARP odpovědí a sdělí svou MAC adresu.</text:span></text:p>
            </text:list-item>
            <text:list-item>
              <text:p text:style-name="P14"><text:span text:style-name="T7">Zařízení A si tuto MAC adresu uloží do ARP tabulky.</text:span></text:p>
            </text:list-item>
          </text:list>
        </text:list-item>
        <text:list-item>
          <text:p text:style-name="P14"><text:span text:style-name="T7">Bezpečnostní hrozba: </text:span><text:span text:style-name="T8">ARP spoofing</text:span></text:p>
          <text:list>
            <text:list-item>
              <text:p text:style-name="P14"><text:span text:style-name="T7">Útočník podvrhne svou MAC adresu do ARP tabulky oběti.</text:span></text:p>
            </text:list-item>
            <text:list-item>
              <text:p text:style-name="P14"><text:span text:style-name="T7">Zařízení v síti pak komunikují s útočníkem místo s routerem.</text:span></text:p>
            </text:list-item>
            <text:list-item>
              <text:p text:style-name="P14"><text:span text:style-name="T7">Útočník může odposlouchávat nebo manipulovat s daty.</text:span></text:p>
            </text:list-item>
          </text:list>
        </text:list-item>
      </text:list>
      <text:h text:style-name="P8" text:outline-level="2"><text:span text:style-name="T8">11.4 DNS (Domain Name System)</text:span></text:h>
      <text:p text:style-name="P15"><text:span text:style-name="T9">Definice:</text:span><text:span text:style-name="T10"><text:line-break/>DNS převádí doménová jména (např. </text:span><text:a xlink:type="simple" xlink:href="http://www.example.com/" office:target-frame-name="_new" xlink:show="replace" text:style-name="Internet_20_link" text:visited-style-name="Visited_20_Internet_20_Link"><text:span text:style-name="Internet_20_link"><text:span text:style-name="T10">www.example.com</text:span></text:span></text:a><text:span text:style-name="T10">) na IP adresy (např. 192.168.1.1).</text:span></text:p>
      <text:list text:style-name="WWNum4">
        <text:list-item>
          <text:p text:style-name="P16"><text:span text:style-name="T8">DNS funguje jako telefonní seznam internetu</text:span><text:span text:style-name="T7">.</text:span></text:p>
        </text:list-item>
        <text:list-item>
          <text:p text:style-name="P16"><text:span text:style-name="T7">Hlavní součásti DNS systému: </text:span></text:p>
          <text:list>
            <text:list-item>
              <text:p text:style-name="P16"><text:span text:style-name="T8">DNS Resolver</text:span><text:span text:style-name="T7"> – přijímá požadavky na překlad doménových jmen.</text:span></text:p>
            </text:list-item>
            <text:list-item>
              <text:p text:style-name="P16"><text:span text:style-name="T8">DNS servery</text:span><text:span text:style-name="T7"> – poskytují odpovědi na DNS dotazy.</text:span></text:p>
            </text:list-item>
            <text:list-item>
              <text:p text:style-name="P16"><text:span text:style-name="T8">DNS zóny</text:span><text:span text:style-name="T7"> – ukládají záznamy o doménách.</text:span></text:p>
            </text:list-item>
          </text:list>
        </text:list-item>
      </text:list>
      <text:h text:style-name="P8" text:outline-level="2"><text:span text:style-name="T8">11.5 HTTP a HTTPS (Hypertext Transfer Protocol / Secure)</text:span></text:h>
      <text:p text:style-name="P13"><text:span text:style-name="T8">Definice:</text:span><text:span text:style-name="T7"><text:line-break/></text:span><text:span text:style-name="T8">HTTP je protokol používaný pro přenos webových stránek a dat</text:span><text:span text:style-name="T7"> mezi klientem a serverem.</text:span></text:p>
      <text:list text:style-name="WWNum5">
        <text:list-item>
          <text:p text:style-name="P17"><text:span text:style-name="T8">Základní vlastnosti HTTP</text:span><text:span text:style-name="T7">:</text:span></text:p>
          <text:list>
            <text:list-item>
              <text:p text:style-name="P17"><text:span text:style-name="T7">Slouží k výměně dokumentů ve formátu HTML.</text:span></text:p>
            </text:list-item>
            <text:list-item>
              <text:p text:style-name="P17"><text:span text:style-name="T7">Používá princip dotaz-odpověď mezi klientem (webovým prohlížečem) a serverem.</text:span></text:p>
            </text:list-item>
            <text:list-item>
              <text:p text:style-name="P17"><text:span text:style-name="T7">Je bezstavový – každá komunikace je nezávislá, což řeší cookies nebo sessions.</text:span></text:p>
            </text:list-item>
          </text:list>
        </text:list-item>
        <text:list-item>
          <text:p text:style-name="P17"><text:span text:style-name="T8">HTTPS zajišťuje bezpečnost přenosu</text:span><text:span text:style-name="T7"> pomocí šifrování:</text:span></text:p>
          <text:list>
            <text:list-item>
              <text:p text:style-name="P17"><text:span text:style-name="T8">SSL/TLS</text:span><text:span text:style-name="T7"> – zabezpečuje komunikaci mezi klientem a serverem.</text:span></text:p>
            </text:list-item>
            <text:list-item>
              <text:p text:style-name="P17"><text:span text:style-name="T8">Autentizace serveru</text:span><text:span text:style-name="T7"> – ověření, že komunikujete se správným serverem.</text:span></text:p>
            </text:list-item>
            <text:list-item>
              <text:p text:style-name="P17"><text:span text:style-name="T8">Integrita dat</text:span><text:span text:style-name="T7"> – ochrana proti neoprávněné manipulaci s daty.</text:span></text:p>
            </text:list-item>
          </text:list>
        </text:list-item>
        <text:list-item>
          <text:p text:style-name="P17"><text:span text:style-name="T7">Základní metody HTTP:</text:span></text:p>
          <text:list>
            <text:list-item>
              <text:p text:style-name="P17"><text:span text:style-name="T8">GET</text:span><text:span text:style-name="T7"> – žádost o zobrazení zdroje (webové stránky).</text:span></text:p>
            </text:list-item>
            <text:list-item>
              <text:p text:style-name="P17"><text:span text:style-name="T8">POST</text:span><text:span text:style-name="T7"> – odeslání dat na server (např. formulář).</text:span></text:p>
            </text:list-item>
            <text:list-item>
              <text:p text:style-name="P17"><text:span text:style-name="T8">PUT</text:span><text:span text:style-name="T7"> – nahrazení existujícího zdroje novými daty.</text:span></text:p>
            </text:list-item>
            <text:list-item>
              <text:p text:style-name="P17"><text:span text:style-name="T8">DELETE</text:span><text:span text:style-name="T7"> – odstranění zdroje.</text:span></text:p>
            </text:list-item>
            <text:list-item>
              <text:p text:style-name="P17"><text:soft-page-break/><text:span text:style-name="T8">HEAD</text:span><text:span text:style-name="T7"> – vrací pouze hlavičky, ne obsah stránky.</text:span></text:p>
            </text:list-item>
          </text:list>
        </text:list-item>
      </text:list>
      <text:h text:style-name="P8" text:outline-level="2"><text:span text:style-name="T8">11.6 POP3, SMTP a IMAP (E-mailové protokoly)</text:span></text:h>
      <text:list text:style-name="WWNum6">
        <text:list-item>
          <text:p text:style-name="P18"><text:span text:style-name="T8">POP3</text:span><text:span text:style-name="T7"> (Post Office Protocol 3)</text:span></text:p>
          <text:list>
            <text:list-item>
              <text:p text:style-name="P18"><text:span text:style-name="T7">Slouží k stahování e-mailů z e-mailového serveru na místní zařízení.</text:span></text:p>
            </text:list-item>
            <text:list-item>
              <text:p text:style-name="P18"><text:span text:style-name="T7">Po stažení jsou e-maily obvykle odstraněny ze serveru.</text:span></text:p>
            </text:list-item>
            <text:list-item>
              <text:p text:style-name="P18"><text:span text:style-name="T7">Umožňuje čtení e-mailů offline.</text:span></text:p>
            </text:list-item>
          </text:list>
        </text:list-item>
        <text:list-item>
          <text:p text:style-name="P18"><text:span text:style-name="T8">SMTP</text:span><text:span text:style-name="T7"> (Simple Mail Transfer Protocol)</text:span></text:p>
          <text:list>
            <text:list-item>
              <text:p text:style-name="P18"><text:span text:style-name="T7">Používá se pro odesílání e-mailů mezi servery.</text:span></text:p>
            </text:list-item>
            <text:list-item>
              <text:p text:style-name="P18"><text:span text:style-name="T7">E-mailový klient odesílá zprávu na SMTP server, který ji doručí příjemci.</text:span></text:p>
            </text:list-item>
          </text:list>
        </text:list-item>
        <text:list-item>
          <text:p text:style-name="P18"><text:span text:style-name="T8">IMAP</text:span><text:span text:style-name="T7"> (Internet Message Access Protocol)</text:span></text:p>
          <text:list>
            <text:list-item>
              <text:p text:style-name="P18"><text:span text:style-name="T7">Umožňuje správu e-mailů přímo na serveru.</text:span></text:p>
            </text:list-item>
            <text:list-item>
              <text:p text:style-name="P18"><text:span text:style-name="T7">Uživatel může organizovat e-maily bez jejich stahování.</text:span></text:p>
            </text:list-item>
            <text:list-item>
              <text:p text:style-name="P18"><text:span text:style-name="T7">Synchronizuje e-maily na více zařízeních.</text:span></text:p>
            </text:list-item>
          </text:list>
        </text:list-item>
      </text:list>
      <text:h text:style-name="P8" text:outline-level="2"><text:span text:style-name="T8">11.7 FTP (File Transfer Protocol)</text:span></text:h>
      <text:p text:style-name="P13"><text:span text:style-name="T8">Definice:</text:span><text:span text:style-name="T7"><text:line-break/>FTP je platformně nezávislý protokol pro přenos souborů mezi klientem a serverem.</text:span></text:p>
      <text:list text:style-name="WWNum7">
        <text:list-item>
          <text:p text:style-name="P19"><text:span text:style-name="T8">Používá dva porty</text:span><text:span text:style-name="T7">:</text:span></text:p>
          <text:list>
            <text:list-item>
              <text:p text:style-name="P19"><text:span text:style-name="T8">TCP/21</text:span><text:span text:style-name="T7"> – ovládací kanál pro příkazy.</text:span></text:p>
            </text:list-item>
            <text:list-item>
              <text:p text:style-name="P19"><text:span text:style-name="T8">TCP/20</text:span><text:span text:style-name="T7"> – datový kanál pro přenos souborů.</text:span></text:p>
            </text:list-item>
          </text:list>
        </text:list-item>
        <text:list-item>
          <text:p text:style-name="P19"><text:span text:style-name="T8">Hlavní vlastnosti FTP</text:span><text:span text:style-name="T7">:</text:span></text:p>
          <text:list>
            <text:list-item>
              <text:p text:style-name="P19"><text:span text:style-name="T7">Podporuje textový i binární přenos dat.</text:span></text:p>
            </text:list-item>
            <text:list-item>
              <text:p text:style-name="P19"><text:span text:style-name="T7">Lze jej používat přes webové prohlížeče nebo specializované FTP klienty.</text:span></text:p>
            </text:list-item>
            <text:list-item>
              <text:p text:style-name="P19"><text:span text:style-name="T7">Vyžaduje uživatelské jméno a heslo pro přihlášení.</text:span></text:p>
            </text:list-item>
          </text:list>
        </text:list-item>
        <text:list-item>
          <text:p text:style-name="P19"><text:span text:style-name="T7">Bezpečnostní nevýhody:</text:span></text:p>
          <text:list>
            <text:list-item>
              <text:p text:style-name="P19"><text:span text:style-name="T7">Přihlašovací údaje i data jsou přenášena nešifrovaně.</text:span></text:p>
            </text:list-item>
            <text:list-item>
              <text:p text:style-name="P19"><text:span text:style-name="T7">Zabezpečené varianty: </text:span></text:p>
              <text:list>
                <text:list-item>
                  <text:p text:style-name="P19"><text:span text:style-name="T7">FTPS (FTP Secure) – používá SSL/TLS pro šifrování.</text:span></text:p>
                </text:list-item>
                <text:list-item>
                  <text:p text:style-name="P19"><text:span text:style-name="T7">SFTP (Secure FTP) – běží nad SSH protokolem.</text:span></text:p>
                </text:list-item>
              </text:list>
            </text:list-item>
          </text:list>
        </text:list-item>
        <text:list-item>
          <text:p text:style-name="P19"><text:span text:style-name="T8">Režimy přenosu dat:</text:span></text:p>
          <text:list>
            <text:list-item>
              <text:p text:style-name="P19"><text:span text:style-name="T8">Pasivní režim</text:span><text:span text:style-name="T7"> – klient zahajuje spojení pro přenos dat (užitečné v sítích s NAT).</text:span></text:p>
            </text:list-item>
            <text:list-item>
              <text:p text:style-name="P19"><text:span text:style-name="T8">Aktivní režim –</text:span><text:span text:style-name="T7"> server zahajuje spojení, klient pouze naslouchá.</text:span></text:p>
            </text:list-item>
          </text:list>
        </text:list-item>
      </text:list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Roboto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cs" fo:country="CZ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Název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nadpis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á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Výrazný_20_citá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" style:family="paragraph" style:parent-style-name="Heading_20_1" loext:linked-style-name="Styl1_20_Char">
      <style:paragraph-properties fo:margin-top="0.3335in" fo:margin-bottom="0.0835in" style:contextual-spacing="false" fo:line-height="150%" fo:text-align="center" style:justify-single-word="false"/>
      <style:text-properties fo:text-transform="uppercas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3_20_Char" style:display-name="Nadpis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7_20_Char" style:display-name="Nadpis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dpis_20_8_20_Char" style:display-name="Nadpis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ázev_20_Char" style:display-name="Název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át_20_Char" style:display-name="Citá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ýrazný_20_citát_20_Char" style:display-name="Výrazný citá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yl1_20_Char" style:display-name="Styl1 Char" style:family="text" style:parent-style-name="Nadpis_20_1_20_Char" loext:linked-style-name="Styl1">
      <style:text-properties fo:text-transform="uppercase" fo:color="#0f4761" loext:opacity="100%" style:font-name="Aptos Display" fo:font-family="'Aptos Display'" style:font-family-generic="roman" style:font-pitch="variable" fo:font-size="22pt" fo:font-weight="bold" style:letter-kerning="false" style:font-name-asian="Calibri1" style:font-family-asian="Calibri" style:font-family-generic-asian="system" style:font-pitch-asian="variable" style:font-size-asian="22pt" style:language-asian="cs" style:country-asian="CZ" style:font-weight-asian="bold" style:font-name-complex="Calibri1" style:font-family-complex="Calibri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font-weight="bold" style:font-weight-asian="bold" style:font-weight-complex="bold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Calibri" fo:font-family="Calibri" style:font-family-generic="swiss" style:font-pitch="variable" style:font-name-complex="Calibri1" style:font-family-complex="Calibri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15">
        <style:list-level-properties text:list-level-position-and-space-mode="label-alignment">
          <style:list-level-label-alignment text:label-followed-by="listtab" fo:text-indent="-0.3957in" fo:margin-left="0.3957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11">
        <style:list-level-properties text:list-level-position-and-space-mode="label-alignment">
          <style:list-level-label-alignment text:label-followed-by="listtab" fo:text-indent="-0.3957in" fo:margin-left="0.3957in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2957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ěj Zimmer</meta:initial-creator>
    <meta:editing-cycles>4</meta:editing-cycles>
    <meta:creation-date>2025-03-19T15:18:00</meta:creation-date>
    <dc:date>2026-04-16T10:25:34.731982734</dc:date>
    <meta:editing-duration>PT2M59S</meta:editing-duration>
    <meta:generator>LibreOffice/26.2.2.2$Linux_X86_64 LibreOffice_project/620$Build-2</meta:generator>
    <meta:document-statistic meta:table-count="0" meta:image-count="0" meta:object-count="0" meta:page-count="3" meta:paragraph-count="91" meta:word-count="725" meta:character-count="4599" meta:non-whitespace-character-count="4008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